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62cm" svg:x2="13.383cm" svg:y2="7.337cm" draw:start-shape="id75" draw:start-glue-point="2" draw:end-shape="id76" draw:end-glue-point="3" svg:d="m12827 6862v475h556" svg:viewBox="0 0 557 47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9cm" svg:x2="35.625cm" svg:y2="6.384cm" draw:start-shape="id119" draw:start-glue-point="2" draw:end-shape="id120" draw:end-glue-point="3" svg:d="m34827 5909v475h798" svg:viewBox="0 0 799 476">
          <text:p/>
        </draw:connector>
        <draw:connector draw:style-name="gr4" draw:text-style-name="P2" draw:layer="layout" svg:x1="34.827cm" svg:y1="5.909cm" svg:x2="35.624cm" svg:y2="7.184cm" draw:start-shape="id119" draw:start-glue-point="2" draw:end-shape="id121" draw:end-glue-point="3" svg:d="m34827 5909v1275h797" svg:viewBox="0 0 798 1276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1cm" svg:x2="44.756cm" svg:y2="6.757cm" draw:start-shape="id142" draw:start-glue-point="2" draw:end-shape="id156" draw:end-glue-point="3" svg:d="m43985-1091v7848h771" svg:viewBox="0 0 772 7849">
          <text:p/>
        </draw:connector>
        <draw:connector draw:style-name="gr4" draw:text-style-name="P2" draw:layer="layout" svg:x1="46.49cm" svg:y1="7.082cm" svg:x2="47.423cm" svg:y2="7.577cm" draw:start-shape="id156" draw:start-glue-point="2" draw:end-shape="id157" draw:end-glue-point="3" svg:d="m46490 7082v495h933" svg:viewBox="0 0 934 496">
          <text:p/>
        </draw:connector>
        <draw:connector draw:style-name="gr4" draw:text-style-name="P2" draw:layer="layout" svg:x1="46.49cm" svg:y1="7.082cm" svg:x2="47.423cm" svg:y2="8.377cm" draw:start-shape="id156" draw:start-glue-point="2" draw:end-shape="id158" draw:end-glue-point="3" svg:d="m46490 7082v1295h933" svg:viewBox="0 0 934 1296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9cm" svg:x2="37.025cm" svg:y2="22.704cm" draw:start-shape="id165" draw:start-glue-point="2" draw:end-shape="id166" draw:end-glue-point="3" svg:d="m36653 22229v475h372" svg:viewBox="0 0 373 476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1.909cm" svg:x2="34.625cm" svg:y2="2.384cm" draw:start-shape="id178" draw:start-glue-point="2" draw:end-shape="id179" draw:end-glue-point="3" svg:d="m33852 1909v475h773" svg:viewBox="0 0 774 476">
          <text:p/>
        </draw:connector>
        <draw:connector draw:style-name="gr4" draw:text-style-name="P2" draw:layer="layout" svg:x1="33.852cm" svg:y1="1.909cm" svg:x2="34.625cm" svg:y2="3.184cm" draw:start-shape="id178" draw:start-glue-point="2" draw:end-shape="id180" draw:end-glue-point="3" svg:d="m33852 1909v1275h773" svg:viewBox="0 0 774 1276">
          <text:p/>
        </draw:connector>
        <draw:connector draw:style-name="gr4" draw:text-style-name="P2" draw:layer="layout" svg:x1="33.852cm" svg:y1="1.909cm" svg:x2="34.624cm" svg:y2="3.984cm" draw:start-shape="id178" draw:start-glue-point="2" draw:end-shape="id181" draw:end-glue-point="3" svg:d="m33852 1909v2075h772" svg:viewBox="0 0 773 2076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82cm" svg:x2="52.227cm" svg:y2="28.057cm" draw:start-shape="id191" draw:start-glue-point="2" draw:end-shape="id192" draw:end-glue-point="3" svg:d="m51584 27482v575h643" svg:viewBox="0 0 644 576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5.6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1-23T13:23:01</dc:date>
    <dc:creator>Tyler Hayes</dc:creator>
    <meta:editing-duration>PT13H56M31S</meta:editing-duration>
    <meta:editing-cycles>180</meta:editing-cycles>
    <meta:generator>LibreOffice/3.5$Linux_X86_64 LibreOffice_project/350m1$Build-2</meta:generator>
    <meta:document-statistic meta:object-count="568"/>
  </office:meta>
</office:document-meta>
</file>